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cb5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Kidney = <text:tab/></text:span> <text:s text:c="3"/>0.9196</text:p>
      <text:p text:style-name="Standard"><text:span text:style-name="T1">Tumor = <text:tab/></text:span> <text:s text:c="3"/>0.873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7:31:26.738116695</meta:creation-date>
    <dc:date>2024-02-05T17:31:57.237033760</dc:date>
    <meta:editing-duration>PT3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6" meta:character-count="39" meta:non-whitespace-character-count="25"/>
  </office:meta>
</office:document-meta>
</file>